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3d7e9" officeooo:paragraph-rsid="0013d7e9"/>
    </style:style>
    <style:style style:name="P2" style:family="paragraph" style:parent-style-name="Text_20_body">
      <style:text-properties officeooo:rsid="0015d84d" officeooo:paragraph-rsid="0015d84d"/>
    </style:style>
    <style:style style:name="P3" style:family="paragraph" style:parent-style-name="Title">
      <style:text-properties officeooo:rsid="0013d7e9" officeooo:paragraph-rsid="0013d7e9"/>
    </style:style>
    <style:style style:name="T1" style:family="text">
      <style:text-properties officeooo:rsid="001667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ioco black-jack</text:p>
      <text:p text:style-name="P1"/>
      <text:p text:style-name="P1">1 o più giocatori ed il banco</text:p>
      <text:p text:style-name="P1">mazzo 52 carte francesi (valore figure = 10, valore asso=[1,11])</text:p>
      <text:p text:style-name="P2">Prima di ogni mano, se il mazzo ha meno di 20 carte, <text:span text:style-name="T1">deve essere</text:span> ricreato.</text:p>
      <text:p text:style-name="P1">Tutti i giocatori ricevono due carte scoperte all’inizio della mano. Il banco ne riceve due, la prima scoperta, la seconda coperta.</text:p>
      <text:p text:style-name="P1">Ciascun giocatore può cercare di avvicinarsi al 21 pescando più carte sempre scoperte.</text:p>
      <text:p text:style-name="P1">Quando i giocatori hanno finito, il banco scopre la carta, fino a chè valoreMano &lt; 17 pesca carta</text:p>
      <text:p text:style-name="P1">Se banco esce, tutti i giocatori rimasti vincono</text:p>
      <text:p text:style-name="P1">Se il banco non esce, si confrontano il valoreMano, se uguale patta altrimenti vince il più grande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1T08:49:13.106018664</meta:creation-date>
    <dc:date>2022-02-11T09:48:49.077153445</dc:date>
    <meta:editing-duration>PT49M24S</meta:editing-duration>
    <meta:editing-cycles>3</meta:editing-cycles>
    <meta:generator>LibreOffice/6.1.5.2$Linux_X86_64 LibreOffice_project/10$Build-2</meta:generator>
    <meta:document-statistic meta:table-count="0" meta:image-count="0" meta:object-count="0" meta:page-count="1" meta:paragraph-count="9" meta:word-count="111" meta:character-count="644" meta:non-whitespace-character-count="542"/>
  </office:meta>
</office:document-meta>
</file>